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6_01-50-39_000.jpg</text:p>
          </table:table-cell>
          <table:table-cell table:style-name="ce12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6_07-53-01_000.jpg</text:p>
          </table:table-cell>
          <table:table-cell table:style-name="ce19" office:value-type="string">
            <text:p>:m :PHOTO 起き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6_07-54-38_000.jpg</text:p>
          </table:table-cell>
          <table:table-cell table:style-name="ce9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6_09-19-01_000.jpg</text:p>
          </table:table-cell>
          <table:table-cell table:style-name="ce9" office:value-type="string">
            <text:p>:m #*# RES / JVEMV6 64#140-7.1 / 『和田村常夜燈寄進浄瑠璃行着書控他』 / w=原與右衛門～相違無之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#*# RES / JVEMV6 64#140-7.1 / 『和田村常夜燈寄進浄瑠璃行着書控他』 / w=原與右衛門～相違無之 / p.~ / topic=~,other=~">
            <text:p>:m #*# RES / JVEMV6 64#140-7.1 / 『和田村常夜燈寄進浄瑠璃行着書控他』 / w=原與右衛門～相違無之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6_11-17-07_000.jpg</text:p>
          </table:table-cell>
          <table:table-cell table:style-name="ce9" office:value-type="string">
            <text:p>:m RES #*# / free# JVEMV6 68#_138:1 / 68. theoretical-physics(tp) / w=~,topics=コーシーの積分公式(eman),other=~,s=~,i=~,doc=r-9-1~4#1.2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#*# / free# JVEMV6 68#_138:1 / 68. theoretical-physics(tp) / w=~,topics=コーシーの積分公式(eman),other=~,s=~,i=~,doc=r-9-1~4#1.2">
            <text:p>:m RES #*# / free# JVEMV6 68#_138:1 / 68. theoretical-physics(tp) / w=~,topics=コーシーの積分公式(eman),other=~,s=~,i=~,doc=r-9-1~4#1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6_12-29-3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6_15-40-31_000.jpg</text:p>
          </table:table-cell>
          <table:table-cell table:style-name="ce9" office:value-type="string">
            <text:p>:m RES 1*2 / free# JVEMV6 68#_138:2 / 68. theoretical-physics(tp) / w=~,topics=コーシーの積分公式(eman),other=~,s=~,i=~,doc=r-9-1~4#3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68#_138:2 / 68. theoretical-physics(tp) / w=~,topics=コーシーの積分公式(eman),other=~,s=~,i=~,doc=r-9-1~4#3">
            <text:p>:m RES 1*2 / free# JVEMV6 68#_138:2 / 68. theoretical-physics(tp) / w=~,topics=コーシーの積分公式(eman),other=~,s=~,i=~,doc=r-9-1~4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6_15-41-05_000.jpg</text:p>
          </table:table-cell>
          <table:table-cell table:style-name="ce9" office:value-type="string">
            <text:p>:m RES 2*2 / free# JVEMV6 68#_138:2 / 68. theoretical-physics(tp) / w=~,topics=コーシーの積分公式(eman),other=~,s=~,i=~,doc=r-9-1~4#3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68#_138:2 / 68. theoretical-physics(tp) / w=~,topics=コーシーの積分公式(eman),other=~,s=~,i=~,doc=r-9-1~4#3">
            <text:p>:m RES 2*2 / free# JVEMV6 68#_138:2 / 68. theoretical-physics(tp) / w=~,topics=コーシーの積分公式(eman),other=~,s=~,i=~,doc=r-9-1~4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6_17-21-07_000.jpg</text:p>
          </table:table-cell>
          <table:table-cell table:style-name="ce9" office:value-type="string">
            <text:p>:m #*# RES / JVEMV6 64#140-7.1 / 『和田村常夜燈寄進浄瑠璃行着書控他』 / w=兼而御究～庄助方へ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#*# RES / JVEMV6 64#140-7.1 / 『和田村常夜燈寄進浄瑠璃行着書控他』 / w=兼而御究～庄助方へ / p.~ / topic=~,other=~">
            <text:p>:m #*# RES / JVEMV6 64#140-7.1 / 『和田村常夜燈寄進浄瑠璃行着書控他』 / w=兼而御究～庄助方へ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7">2021/12/27</text:date>, <text:time>00:0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7T00:08:03.59</dc:date>
    <dc:creator>iwabuchi ken</dc:creator>
    <meta:editing-duration>P41DT9H10M41S</meta:editing-duration>
    <meta:editing-cycles>14093</meta:editing-cycles>
    <meta:document-statistic meta:table-count="1" meta:cell-count="448" meta:object-count="0"/>
    <meta:user-defined meta:name="qrichtext">1</meta:user-defined>
  </office:meta>
</office:document-meta>
</file>